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14921b" fo:background-color="transparent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style:font-name="Droid Sans Mono" fo:font-size="10.5pt" fo:font-weight="normal" officeooo:paragraph-rsid="0014921b" fo:background-color="transparen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style:font-name="Droid Sans Mono" fo:font-size="10.5pt" fo:font-weight="normal" officeooo:rsid="0014921b" officeooo:paragraph-rsid="0014921b" fo:background-color="transparent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fo:background-color="transparent"/>
    </style:style>
    <style:style style:name="P9" style:family="paragraph" style:parent-style-name="Standard">
      <style:text-properties style:use-window-font-color="true" loext:opacity="0%"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loext:opacity="0%" officeooo:rsid="0014921b" officeooo:paragraph-rsid="0014921b" fo:background-color="transparent"/>
    </style:style>
    <style:style style:name="P11" style:family="paragraph" style:parent-style-name="Standard">
      <style:paragraph-properties fo:margin-top="0cm" fo:margin-bottom="0.423cm" style:contextual-spacing="false" fo:line-height="100%" fo:orphans="0" fo:widows="0"/>
      <style:text-properties style:font-name="Liberation Serif" fo:font-size="12pt" fo:font-style="italic" officeooo:paragraph-rsid="0014921b" style:font-name-asian="Times New Roman" style:font-size-asian="12pt" style:language-asian="en" style:country-asian="IN" style:font-style-asian="italic" style:font-name-complex="Times New Roman" style:font-size-complex="12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style:font-name="Liberation Serif" fo:font-size="12pt" fo:font-style="normal" officeooo:paragraph-rsid="0014921b" style:font-name-asian="Times New Roman" style:font-size-asian="12pt" style:language-asian="en" style:country-asian="IN" style:font-style-asian="normal" style:font-name-complex="Times New Roman" style:font-size-complex="12pt" style:font-style-complex="normal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Liberation Serif" fo:font-size="12pt" fo:font-style="normal" officeooo:paragraph-rsid="0014921b" style:font-name-asian="Times New Roman" style:font-size-asian="12pt" style:language-asian="en" style:country-asian="IN" style:font-style-asian="normal" style:font-name-complex="Arial" style:font-size-complex="12pt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Liberation Serif" fo:font-size="12pt" fo:font-style="normal" fo:font-weight="bold" officeooo:paragraph-rsid="0014921b" style:font-name-asian="Times New Roman" style:font-size-asian="12pt" style:language-asian="en" style:country-asian="IN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Table_20_Contents">
      <style:text-properties style:font-name="Droid Sans Mono" fo:font-size="10.5pt" officeooo:rsid="0014921b" officeooo:paragraph-rsid="0014921b"/>
    </style:style>
    <style:style style:name="P16" style:family="paragraph" style:parent-style-name="Table_20_Contents">
      <style:text-properties style:font-name="Droid Sans Mono" fo:font-size="10.5pt" fo:font-weight="bold" officeooo:rsid="0014921b" officeooo:paragraph-rsid="0014921b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officeooo:paragraph-rsid="0014921b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bold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14921b" fo:background-color="transparent"/>
    </style:style>
    <style:style style:name="P20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style:font-name="Droid Sans Mono" fo:font-size="10.5pt" fo:font-weight="normal" officeooo:rsid="0014921b" officeooo:paragraph-rsid="0014921b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rsid="0014921b" officeooo:paragraph-rsid="0014921b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21b" style:font-weight-asian="bold" style:font-weight-complex="bold"/>
    </style:style>
    <style:style style:name="T3" style:family="text">
      <style:text-properties style:font-name="Droid Sans Mono" fo:font-size="10.5pt" fo:font-weight="normal" officeooo:rsid="0014921b"/>
    </style:style>
    <style:style style:name="T4" style:family="text">
      <style:text-properties style:font-name="Droid Sans Mono" fo:font-size="10.5pt" fo:font-weight="bold" style:font-weight-asian="bold" style:font-weight-complex="bold"/>
    </style:style>
    <style:style style:name="T5" style:family="text">
      <style:text-properties style:font-name="Droid Sans Mono" fo:font-size="10.5pt" fo:font-weight="bold" officeooo:rsid="0014921b" style:font-weight-asian="bold" style:font-weight-complex="bold"/>
    </style:style>
    <style:style style:name="T6" style:family="text">
      <style:text-properties officeooo:rsid="0014921b"/>
    </style:style>
    <style:style style:name="T7" style:family="text">
      <style:text-properties fo:font-weight="normal"/>
    </style:style>
    <style:style style:name="T8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span text:style-name="T2">CI -CD</text:span><text:span text:style-name="T6"> </text:span></text:p>
      <text:p text:style-name="P17"><text:tab/><text:tab/><text:tab/><text:tab/> <text:s text:c="6"/>Petclinic </text:p>
      <text:p text:style-name="P7"/>
      <text:p text:style-name="P5">Step: 1 : <text:span text:style-name="T6">Language</text:span></text:p>
      <text:p text:style-name="P7"/>
      <text:p text:style-name="P1"><text:tab/><text:tab/><text:tab/>Code - Java Language</text:p>
      <text:p text:style-name="P1"><text:tab/><text:tab/><text:tab/>Deploy - war File </text:p>
      <text:p text:style-name="P7"/>
      <text:p text:style-name="P5">Step:2 <text:s text:c="2"/>-<text:tab/>Create Security Group</text:p>
      <text:p text:style-name="P7"/>
      <text:p text:style-name="P1"><text:tab/><text:tab/><text:tab/>Load Balancer - alb = 80 - 0.0.0.0/0</text:p>
      <text:p text:style-name="P7"/>
      <text:p text:style-name="P1"><text:tab/><text:tab/><text:tab/>Bastion - 22 - VpnIP</text:p>
      <text:p text:style-name="P8"/>
      <text:p text:style-name="P1"><text:tab/><text:tab/><text:tab/>jenkins - </text:p>
      <text:p text:style-name="P1"><text:tab/><text:tab/><text:tab/><text:tab/>SSH = 22 bastionIP</text:p>
      <text:p text:style-name="P1"><text:tab/><text:tab/><text:tab/><text:tab/>8080 - alb</text:p>
      <text:p text:style-name="P7"/>
      <text:p text:style-name="P1"><text:tab/><text:tab/><text:tab/>Tomcat -</text:p>
      <text:p text:style-name="P1"><text:tab/><text:tab/><text:tab/><text:tab/>SSH = 22 bastionIP</text:p>
      <text:p text:style-name="P1"><text:tab/><text:tab/><text:tab/><text:tab/>8080 - alb</text:p>
      <text:p text:style-name="P7"/>
      <text:p text:style-name="P1"><text:tab/><text:tab/><text:tab/>RDS = 22 Bastion-sg</text:p>
      <text:p text:style-name="P1"><text:tab/><text:tab/><text:tab/><text:tab/>3306 - tomcat-sg </text:p>
      <text:p text:style-name="P1"><text:tab/><text:tab/><text:tab/><text:tab/>3306 - jenkins-sg</text:p>
      <text:p text:style-name="P1"><text:tab/><text:tab/><text:tab/><text:tab/>3306 - alb-sg</text:p>
      <text:p text:style-name="P7"/>
      <text:p text:style-name="P8"/>
      <text:p text:style-name="P7"/>
      <text:p text:style-name="P7"/>
      <text:p text:style-name="P6"><text:span text:style-name="T8">Step: 3</text:span><text:span text:style-name="T7"><text:tab/></text:span><text:span text:style-name="T8">Create RDS</text:span><text:span text:style-name="T7"> </text:span></text:p>
      <text:p text:style-name="P7"/>
      <text:p text:style-name="P1"><text:tab/><text:tab/><text:tab/><text:tab/>Save user name</text:p>
      <text:p text:style-name="P1"><text:tab/><text:tab/><text:tab/><text:tab/>passwd</text:p>
      <text:p text:style-name="P1"><text:tab/><text:tab/><text:tab/><text:tab/>rds endpoint</text:p>
      <text:p text:style-name="P1"/>
      <text:p text:style-name="P7"/>
      <text:p text:style-name="P17">Step:4<text:tab/></text:p>
      <text:p text:style-name="P2"><text:tab/><text:tab/>Create EC2</text:p>
      <text:p text:style-name="P7"/>
      <text:p text:style-name="P1"><text:tab/><text:tab/>bastion - ssh, 22 VPN IP</text:p>
      <text:p text:style-name="P1"><text:tab/><text:tab/>tomcat - install tomact </text:p>
      <text:p text:style-name="P1"><text:tab/><text:tab/>jenkins - install jenkins </text:p>
      <text:p text:style-name="P1"><text:tab/><text:tab/><text:tab/>- Install git &amp; </text:p>
      <text:p text:style-name="P1"><text:tab/><text:tab/><text:tab/>- Install maven in Jenkins at /opt</text:p>
      <text:p text:style-name="P7"/>
      <text:p text:style-name="P5">Step:5</text:p>
      <text:p text:style-name="P7"/>
      <text:p text:style-name="P2"><text:span text:style-name="T6"><text:tab/><text:tab/>1. </text:span>Connect to Bastion and copy the pemfile</text:p>
      <text:p text:style-name="P2"><text:soft-page-break/><text:span text:style-name="T6"><text:tab/><text:tab/>2. </text:span><text:s/>connect to RDS from bastion <text:span text:style-name="T6">and </text:span></text:p>
      <text:p text:style-name="P3"><text:tab/><text:tab/><text:tab/><text:span text:style-name="T6">create database </text:span></text:p>
      <text:p text:style-name="P4"><text:tab/><text:tab/><text:tab/>create user</text:p>
      <text:p text:style-name="P3"><text:tab/><text:tab/><text:tab/><text:span text:style-name="T6">grant privelleges</text:span></text:p>
      <text:p text:style-name="P3"><text:tab/><text:tab/><text:tab/><text:span text:style-name="T6">flush </text:span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Commands:</text:p>
            <text:p text:style-name="P15"/>
          </table:table-cell>
        </table:table-row>
        <table:table-row>
          <table:table-cell table:style-name="Table1.A2" office:value-type="string">
            <text:p text:style-name="P14"/>
            <text:p text:style-name="P14">Connecto the database host:</text:p>
            <text:p text:style-name="P13"><text:s text:c="19"/>mysql -h &lt;endpoint&gt; -u Username -p</text:p>
            <text:p text:style-name="P12"/>
            <text:p text:style-name="P14">After connecting list the databases;</text:p>
            <text:p text:style-name="P12"/>
            <text:p text:style-name="P13"><text:s text:c="17"/>Show databases;</text:p>
            <text:p text:style-name="P12"/>
            <text:p text:style-name="P14">Create the database</text:p>
            <text:p text:style-name="P12"/>
            <text:p text:style-name="P13"><text:s text:c="17"/>Create database test;</text:p>
            <text:p text:style-name="P12"/>
            <text:p text:style-name="P14">Switch to the database</text:p>
            <text:p text:style-name="P12"/>
            <text:p text:style-name="P13"><text:s text:c="18"/>Use test;</text:p>
            <text:p text:style-name="P14">Create the database dev_petlinic</text:p>
            <text:p text:style-name="P13"><text:s text:c="18"/>Create the database dev_petlinic;</text:p>
            <text:p text:style-name="P12"/>
            <text:p text:style-name="P13">Create the user</text:p>
            <text:p text:style-name="P13">Grant</text:p>
            <text:p text:style-name="P13">Flush</text:p>
            <text:p text:style-name="P12"/>
            <text:p text:style-name="P13">Create the user in mysql</text:p>
            <text:p text:style-name="P13"/>
            <text:p text:style-name="P13">CREATE USER 'dev_petclinicuser'@'%' IDENTIFIED BY 'b98eLkdGWz2dFGmmnbbzxq';</text:p>
            <text:p text:style-name="P13"/>
            <text:p text:style-name="P12"/>
            <text:p text:style-name="P13">GRANT ALL PRIVILEGES ON dev_petclinic.* TO 'dev_petclinicuser'@'%';</text:p>
            <text:p text:style-name="P12"/>
            <text:p text:style-name="P13">FLUSH PRIVILEGES;</text:p>
            <text:p text:style-name="P11"/>
          </table:table-cell>
        </table:table-row>
      </table:table>
      <text:p text:style-name="P4"/>
      <text:p text:style-name="P3"/>
      <text:p text:style-name="P3"/>
      <text:p text:style-name="P3"/>
      <text:p text:style-name="P5"><text:soft-page-break/>Step:6 </text:p>
      <text:p text:style-name="P1"><text:tab/><text:span text:style-name="T1">Jenkins :</text:span></text:p>
      <text:p text:style-name="P7"/>
      <text:p text:style-name="P1"><text:tab/><text:tab/>Do SSH-KEYGEN in jenkins and Copy and Paste the idrsa.pub in GITHUB</text:p>
      <text:p text:style-name="P1"/>
      <text:p text:style-name="P1"><text:tab/><text:span text:style-name="T1">Jenkins console:</text:span> </text:p>
      <text:p text:style-name="P7"/>
      <text:p text:style-name="P1"><text:tab/><text:tab/><text:tab/>Take github URL and give it to the Jenkins </text:p>
      <text:p text:style-name="P1"><text:tab/><text:tab/><text:tab/>give the branch Main / Master </text:p>
      <text:p text:style-name="P7"/>
      <text:p text:style-name="P5">Step:6 = CI – <text:span text:style-name="T6">build </text:span></text:p>
      <text:p text:style-name="P7"/>
      <text:p text:style-name="P1"><text:tab/><text:tab/><text:span text:style-name="T1">Jenkins - Execute Shell </text:span></text:p>
      <text:p text:style-name="P7"/>
      <text:p text:style-name="P1"><text:tab/><text:tab/><text:tab/><text:tab/>/opt/maven/bin/mvn clean package</text:p>
      <text:p text:style-name="P1"><text:tab/><text:tab/><text:tab/><text:tab/>/opt/maven/bin/mvn clean package -P Mysql</text:p>
      <text:p text:style-name="P8"/>
      <text:p text:style-name="P5">Step:7 = Artifactory</text:p>
      <text:p text:style-name="P7"/>
      <text:p text:style-name="P1"><text:tab/><text:tab/><text:tab/><text:span text:style-name="T6">1. </text:span>Go to S3 and Create S3 Bucket</text:p>
      <text:p text:style-name="P1"><text:tab/><text:tab/><text:tab/><text:span text:style-name="T6">create</text:span> iam role<text:span text:style-name="T6">(s3 Full Access) </text:span><text:s/>and give it to Jenkins ec2 <text:span text:style-name="T6">Instance</text:span></text:p>
      <text:p text:style-name="P7"/>
      <text:p text:style-name="P7"><text:span text:style-name="T3"><text:tab/><text:tab/><text:tab/></text:span><text:span text:style-name="T5">2. </text:span><text:span text:style-name="T4">jenkins = Execute shell</text:span></text:p>
      <text:p text:style-name="P1"><text:tab/></text:p>
      <text:p text:style-name="P1"><text:tab/><text:tab/><text:tab/><text:tab/>aws s3 cp Target/warfile s3://bucketname/</text:p>
      <text:p text:style-name="P7"/>
      <text:p text:style-name="P5">Step:8 – CD <text:span text:style-name="T6">= deploy</text:span></text:p>
      <text:p text:style-name="P7"/>
      <text:p text:style-name="P1"><text:tab/><text:tab/><text:span text:style-name="T1">Execute Shell</text:span></text:p>
      <text:p text:style-name="P7"/>
      <text:p text:style-name="P1"><text:tab/><text:tab/><text:tab/>aws s3 cp s3://bucketname/<text:span text:style-name="T6">war</text:span>filename .</text:p>
      <text:p text:style-name="P1"><text:tab/><text:tab/><text:tab/>scp <text:span text:style-name="T6">war</text:span>filename root@tomcatpvtIP:/opt/tomcat/webapps</text:p>
      <text:p text:style-name="P8"/>
      <text:p text:style-name="P1">, Before <text:span text:style-name="T6">selecting</text:span> <text:span text:style-name="T6">build now in jenkins </text:span>Execute the shell,</text:p>
      <text:p text:style-name="P7"/>
      <text:p text:style-name="P7"/>
      <text:p text:style-name="P10"><text:span text:style-name="T1">do the below activities:</text:span> </text:p>
      <text:p text:style-name="P1"><text:tab/><text:tab/><text:span text:style-name="T6">1. allow jenkins SG in tomcat sg =</text:span>Tomcat -sg = ssh -22 - jenkins -sg</text:p>
      <text:p text:style-name="P22"><text:tab/><text:tab/>2. paste jenkins user public key in tomcat root user</text:p>
      <text:p text:style-name="P2"><text:tab/><text:tab/><text:tab/>jenkins user( ssh-keygen-pubkey) to tomcat(root-paste)</text:p>
      <text:p text:style-name="P22"><text:tab/><text:tab/>3. do telnet to check the connectivity between jenkins to tomcat</text:p>
      <text:p text:style-name="P2"><text:tab/><text:tab/><text:tab/>Telnet tomcat pri IP = 22</text:p>
      <text:p text:style-name="P22"><text:tab/><text:tab/>4. connect to tomcat from jenkins user</text:p>
      <text:p text:style-name="P2"><text:tab/><text:tab/><text:tab/>jenkins user -ssh Connect = ssh root@priIP</text:p>
      <text:p text:style-name="P9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36:52.161202839</meta:creation-date>
    <dc:date>2023-04-06T19:20:51.055560578</dc:date>
    <meta:editing-duration>PT25M24S</meta:editing-duration>
    <meta:editing-cycles>2</meta:editing-cycles>
    <meta:generator>LibreOffice/7.5.2.2$Linux_X86_64 LibreOffice_project/50$Build-2</meta:generator>
    <meta:document-statistic meta:table-count="1" meta:image-count="0" meta:object-count="0" meta:page-count="3" meta:paragraph-count="84" meta:word-count="358" meta:character-count="2376" meta:non-whitespace-character-count="1817"/>
  </office:meta>
</office:document-meta>
</file>